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e5e0" officeooo:paragraph-rsid="0017e5e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7e5e0" officeooo:paragraph-rsid="0017e5e0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7e5e0" officeooo:paragraph-rsid="0017e5e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ough Grading</text:p>
      <text:p text:style-name="P1"/>
      <text:list xml:id="list8758477035609114928" text:style-name="L1">
        <text:list-item>
          <text:p text:style-name="P3">Projects?</text:p>
        </text:list-item>
        <text:list-item>
          <text:p text:style-name="P3">Score on AP test?</text:p>
        </text:list-item>
        <text:list-item>
          <text:p text:style-name="P3">Based off of the fact that I would like to get an A in both classes</text:p>
        </text:list-item>
      </text:list>
      <text:p text:style-name="P2"/>
      <text:p text:style-name="P2"/>
      <text:p text:style-name="P2">10% AP Exam (5 is an A, 4 is an A-, etc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Regular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Regular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Regular" style:font-family-asian="'Source Han Sans Regular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22:29:09.703070518</meta:creation-date>
    <dc:date>2015-01-26T14:25:35.291641333</dc:date>
    <meta:editing-duration>PT15H41M15S</meta:editing-duration>
    <meta:editing-cycles>1</meta:editing-cycles>
    <meta:document-statistic meta:table-count="0" meta:image-count="0" meta:object-count="0" meta:page-count="1" meta:paragraph-count="5" meta:word-count="38" meta:character-count="150" meta:non-whitespace-character-count="120"/>
    <meta:generator>LibreOffice/4.3.5.2.0$Linux_X86_64 LibreOffice_project/430m0$Build-2</meta:generator>
  </office:meta>
</office:document-meta>
</file>